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66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Ubuntu" fo:font-size="14pt"/>
    </style:style>
    <style:style style:name="P2" style:family="paragraph">
      <loext:graphic-properties draw:fill="none" draw:fill-color="#ffffff"/>
      <style:text-properties style:font-name="Ubuntu" fo:font-size="14pt"/>
    </style:style>
    <style:style style:name="P3" style:family="paragraph">
      <loext:graphic-properties draw:fill-color="#ffffff"/>
    </style:style>
    <style:style style:name="T1" style:family="text">
      <style:text-properties fo:color="#663399"/>
    </style:style>
    <style:style style:name="T2" style:family="text">
      <style:text-properties fo:color="#00458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5.339cm" svg:height="16.346cm" svg:x="1.016cm" svg:y="1.016cm">
          <draw:text-box>
            <text:p text:style-name="P1"><text:span text:style-name="T1">tour_ = new Tour[n_tour];</text:span></text:p>
            <text:p text:style-name="P1"/>
            <text:p text:style-name="P1"><text:span text:style-name="T2">class Tour(int year, int n_etape, String country, Stage[] etape_)</text:span></text:p>
            <text:p text:style-name="P1">method :</text:p>
            <text:p text:style-name="P1"><text:tab/>display ()</text:p>
            <text:p text:style-name="P1"><text:tab/>{ </text:p>
            <text:p text:style-name="P1"><text:tab/><text:tab/>for each Stage :</text:p>
            <text:p text:style-name="P1"><text:tab/><text:tab/>{</text:p>
            <text:p text:style-name="P1"><text:tab/><text:tab/><text:tab/>stage.display()</text:p>
            <text:p text:style-name="P1"><text:tab/><text:tab/>}</text:p>
            <text:p text:style-name="P1"><text:tab/>}</text:p>
            <text:p text:style-name="P1"/>
            <text:p text:style-name="P1"><text:span text:style-name="T2">class Stage(int year, int ietape, City depart_, City arrivee_, float distance, String winner)</text:span></text:p>
            <text:p text:style-name="P1">method :</text:p>
            <text:p text:style-name="P1"><text:tab/>display()</text:p>
            <text:p text:style-name="P1"><text:tab/>{</text:p>
            <text:p text:style-name="P1"><text:tab/><text:tab/>for each City :</text:p>
            <text:p text:style-name="P1"><text:tab/><text:tab/>{</text:p>
            <text:p text:style-name="P1"><text:tab/><text:tab/><text:tab/>city.display()</text:p>
            <text:p text:style-name="P1"><text:tab/><text:tab/>}</text:p>
            <text:p text:style-name="P1"><text:tab/>}</text:p>
            <text:p text:style-name="P1"><text:tab/></text:p>
            <text:p text:style-name="P1"/>
            <text:p text:style-name="P1"><text:span text:style-name="T2">class City(int id, String name, float lat, float lon)</text:span></text:p>
            <text:p text:style-name="P1">method:</text:p>
            <text:p text:style-name="P1"><text:tab/>display()</text:p>
            <text:p text:style-name="P1"><text:tab/>{</text:p>
            <text:p text:style-name="P1"><text:tab/><text:tab/>draw ellipse at (lat, lon)</text:p>
            <text:p text:style-name="P1"><text:tab/>} 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20:50:30.817520736</meta:creation-date>
    <dc:date>2018-03-12T21:28:41.734177192</dc:date>
    <meta:editing-duration>PT2M20S</meta:editing-duration>
    <meta:editing-cycles>1</meta:editing-cycles>
    <meta:document-statistic meta:object-count="24"/>
    <meta:generator>LibreOffice/5.1.6.2$Linux_X86_64 LibreOffice_project/10m0$Build-2</meta:generator>
  </office:meta>
</office:document-meta>
</file>